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9" style:family="paragraph" style:parent-style-name="Standard">
      <style:text-properties officeooo:paragraph-rsid="012f0aec"/>
    </style:style>
    <style:style style:name="P250" style:family="paragraph" style:parent-style-name="Standard">
      <style:text-properties officeooo:paragraph-rsid="0138fb68"/>
    </style:style>
    <style:style style:name="P251" style:family="paragraph" style:parent-style-name="Text_20_body">
      <style:text-properties officeooo:paragraph-rsid="0138fb68"/>
    </style:style>
    <style:style style:name="P252" style:family="paragraph" style:parent-style-name="Standard">
      <style:text-properties officeooo:paragraph-rsid="01396489"/>
    </style:style>
    <style:style style:name="P253" style:family="paragraph" style:parent-style-name="Standard">
      <style:text-properties officeooo:paragraph-rsid="013bbffb"/>
    </style:style>
    <style:style style:name="P254" style:family="paragraph" style:parent-style-name="Preformatted_20_Text">
      <style:paragraph-properties fo:margin-top="0in" fo:margin-bottom="0.1965in" style:contextual-spacing="false" fo:orphans="2" fo:widows="2"/>
      <style:text-properties officeooo:paragraph-rsid="0129acb3"/>
    </style:style>
    <style:style style:name="P255" style:family="paragraph" style:parent-style-name="Preformatted_20_Text">
      <style:paragraph-properties fo:margin-top="0in" fo:margin-bottom="0.1965in" style:contextual-spacing="false" fo:orphans="2" fo:widows="2"/>
      <style:text-properties officeooo:paragraph-rsid="012af739"/>
    </style:style>
    <style:style style:name="P256" style:family="paragraph" style:parent-style-name="Preformatted_20_Text">
      <style:paragraph-properties fo:margin-top="0in" fo:margin-bottom="0.1965in" style:contextual-spacing="false" fo:orphans="2" fo:widows="2"/>
      <style:text-properties officeooo:paragraph-rsid="012e2b9f"/>
    </style:style>
    <style:style style:name="P257" style:family="paragraph" style:parent-style-name="Quotations" style:list-style-name="L25"/>
    <style:style style:name="P258" style:family="paragraph" style:parent-style-name="Quotations" style:list-style-name="L28"/>
    <style:style style:name="P259" style:family="paragraph" style:parent-style-name="Quotations" style:list-style-name="L29"/>
    <style:style style:name="P260" style:family="paragraph" style:parent-style-name="Quotations" style:list-style-name="L31"/>
    <style:style style:name="P261" style:family="paragraph" style:parent-style-name="Quotations" style:list-style-name="L32"/>
    <style:style style:name="P262" style:family="paragraph" style:parent-style-name="Standard">
      <style:text-properties officeooo:paragraph-rsid="013bbffb"/>
    </style:style>
    <style:style style:name="P263" style:family="paragraph" style:parent-style-name="Standard">
      <style:text-properties officeooo:paragraph-rsid="013d54f9"/>
    </style:style>
    <style:style style:name="P264"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5"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6"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1"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2"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3"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4" style:family="paragraph" style:parent-style-name="Text_20_body" style:list-style-name="L11"/>
    <style:style style:name="P275" style:family="paragraph" style:parent-style-name="Text_20_body" style:list-style-name="L12"/>
    <style:style style:name="P276" style:family="paragraph" style:parent-style-name="Text_20_body" style:list-style-name="L13"/>
    <style:style style:name="P277" style:family="paragraph" style:parent-style-name="Text_20_body" style:list-style-name="L14"/>
    <style:style style:name="P278" style:family="paragraph" style:parent-style-name="Text_20_body" style:list-style-name="L15"/>
    <style:style style:name="P279" style:family="paragraph" style:parent-style-name="Text_20_body" style:list-style-name="L16"/>
    <style:style style:name="P280" style:family="paragraph" style:parent-style-name="Text_20_body" style:list-style-name="L17"/>
    <style:style style:name="P281" style:family="paragraph" style:parent-style-name="Text_20_body" style:list-style-name="L18"/>
    <style:style style:name="P282" style:family="paragraph" style:parent-style-name="Text_20_body" style:list-style-name="L19"/>
    <style:style style:name="P283" style:family="paragraph" style:parent-style-name="Text_20_body" style:list-style-name="L20"/>
    <style:style style:name="P284" style:family="paragraph" style:parent-style-name="Text_20_body" style:list-style-name="L21"/>
    <style:style style:name="P285" style:family="paragraph" style:parent-style-name="Text_20_body" style:list-style-name="L22"/>
    <style:style style:name="P286" style:family="paragraph" style:parent-style-name="Text_20_body" style:list-style-name="L23"/>
    <style:style style:name="P287" style:family="paragraph" style:parent-style-name="Text_20_body" style:list-style-name="L24"/>
    <style:style style:name="P288" style:family="paragraph" style:parent-style-name="Text_20_body" style:list-style-name="L25"/>
    <style:style style:name="P289" style:family="paragraph" style:parent-style-name="Text_20_body" style:list-style-name="L26"/>
    <style:style style:name="P290" style:family="paragraph" style:parent-style-name="Text_20_body" style:list-style-name="L27"/>
    <style:style style:name="P291" style:family="paragraph" style:parent-style-name="Text_20_body" style:list-style-name="L28"/>
    <style:style style:name="P292" style:family="paragraph" style:parent-style-name="Text_20_body" style:list-style-name="L29"/>
    <style:style style:name="P293" style:family="paragraph" style:parent-style-name="Text_20_body" style:list-style-name="L30"/>
    <style:style style:name="P294" style:family="paragraph" style:parent-style-name="Text_20_body" style:list-style-name="L31"/>
    <style:style style:name="P295" style:family="paragraph" style:parent-style-name="Text_20_body" style:list-style-name="L32"/>
    <style:style style:name="P296" style:family="paragraph" style:parent-style-name="Text_20_body" style:list-style-name="L33"/>
    <style:style style:name="P297" style:family="paragraph" style:parent-style-name="Text_20_body" style:list-style-name="L34"/>
    <style:style style:name="P298" style:family="paragraph" style:parent-style-name="Text_20_body" style:list-style-name="L35"/>
    <style:style style:name="P299" style:family="paragraph" style:parent-style-name="Text_20_body" style:list-style-name="L36"/>
    <style:style style:name="P300" style:family="paragraph" style:parent-style-name="Text_20_body" style:list-style-name="L37"/>
    <style:style style:name="P301" style:family="paragraph" style:parent-style-name="Text_20_body" style:list-style-name="L38"/>
    <style:style style:name="P302" style:family="paragraph" style:parent-style-name="Text_20_body" style:list-style-name="L39"/>
    <style:style style:name="P303" style:family="paragraph" style:parent-style-name="Text_20_body" style:list-style-name="L40"/>
    <style:style style:name="P304" style:family="paragraph" style:parent-style-name="Text_20_body" style:list-style-name="L41"/>
    <style:style style:name="P305" style:family="paragraph" style:parent-style-name="Text_20_body" style:list-style-name="L42"/>
    <style:style style:name="P306" style:family="paragraph" style:parent-style-name="Text_20_body" style:list-style-name="L43"/>
    <style:style style:name="P307" style:family="paragraph" style:parent-style-name="Text_20_body" style:list-style-name="L44"/>
    <style:style style:name="P308" style:family="paragraph" style:parent-style-name="Text_20_body" style:list-style-name="L45"/>
    <style:style style:name="P309" style:family="paragraph" style:parent-style-name="Text_20_body" style:list-style-name="L46"/>
    <style:style style:name="P310" style:family="paragraph" style:parent-style-name="Text_20_body" style:list-style-name="L47"/>
    <style:style style:name="P311" style:family="paragraph" style:parent-style-name="Text_20_body" style:list-style-name="L48"/>
    <style:style style:name="P312" style:family="paragraph" style:parent-style-name="Text_20_body" style:list-style-name="L49"/>
    <style:style style:name="P313" style:family="paragraph" style:parent-style-name="Text_20_body" style:list-style-name="L50"/>
    <style:style style:name="P314" style:family="paragraph" style:parent-style-name="Text_20_body" style:list-style-name="L51"/>
    <style:style style:name="P315" style:family="paragraph" style:parent-style-name="Text_20_body" style:list-style-name="L52"/>
    <style:style style:name="P316" style:family="paragraph" style:parent-style-name="Text_20_body" style:list-style-name="L53"/>
    <style:style style:name="P317" style:family="paragraph" style:parent-style-name="Text_20_body" style:list-style-name="L54"/>
    <style:style style:name="P318" style:family="paragraph" style:parent-style-name="Text_20_body" style:list-style-name="L55"/>
    <style:style style:name="P319"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style:style style:name="T133" style:family="text">
      <style:text-properties officeooo:rsid="0138fb68"/>
    </style:style>
    <style:style style:name="T134" style:family="text">
      <style:text-properties officeooo:rsid="01396489"/>
    </style:style>
    <style:style style:name="T135" style:family="text">
      <style:text-properties officeooo:rsid="013bbffb"/>
    </style:style>
    <style:style style:name="T136" style:family="text">
      <style:text-properties officeooo:rsid="013d54f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4">Format: <text:span text:style-name="T120">RMx[page]_[room_name][suffix]</text:span> </text:p>
          <text:list>
            <text:list-item>
              <text:p text:style-name="P264">Page: 001–096 (leading zeros). </text:p>
            </text:list-item>
            <text:list-item>
              <text:p text:style-name="P264">Room Name: 1–3 words from text, lowercase, underscores. </text:p>
            </text:list-item>
            <text:list-item>
              <text:p text:style-name="P264">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5"><text:span text:style-name="T120">RMx001_enchanted_lands</text:span> - “Enchanted Lands Magical Resort” (unique). </text:p>
        </text:list-item>
        <text:list-item>
          <text:p text:style-name="P265"><text:span text:style-name="T120">RMx002_huberts_home</text:span> - “his home” (unique). </text:p>
        </text:list-item>
        <text:list-item>
          <text:p text:style-name="P265"><text:span text:style-name="T120">RMx003_store</text:span> - “a store” (unique). </text:p>
        </text:list-item>
        <text:list-item>
          <text:p text:style-name="P265"><text:span text:style-name="T120">RMx004_train_cabin</text:span> - “train cabin” (unique). </text:p>
        </text:list-item>
        <text:list-item>
          <text:p text:style-name="P265"><text:span text:style-name="T120">RMx005_dragonmount_caves001</text:span> - “Caves of Dragonmount” (first). </text:p>
        </text:list-item>
        <text:list-item>
          <text:p text:style-name="P265"><text:soft-page-break/><text:span text:style-name="T120">RMx006_dragonmount_caves002</text:span> - “his cave” (Chester’s, repeat). </text:p>
        </text:list-item>
        <text:list-item>
          <text:p text:style-name="P265"><text:span text:style-name="T120">RMx007_dragonmount_caves003</text:span> - “his cave” (Chester’s, repeat). </text:p>
        </text:list-item>
        <text:list-item>
          <text:p text:style-name="P265"><text:span text:style-name="T120">RMx008_lapsewood001</text:span> - “a forest without leaves” → Lapsewood (first). </text:p>
        </text:list-item>
        <text:list-item>
          <text:p text:style-name="P265"><text:span text:style-name="T120">RMx009_zanzibars_stage001</text:span> - “into the Lands” → Zanzibar’s stage (first). </text:p>
        </text:list-item>
        <text:list-item>
          <text:p text:style-name="P265"><text:span text:style-name="T120">RMx010_zanzibars_stage002</text:span> - “Zanzibar then does a few tricks” (repeat).</text:p>
        </text:list-item>
      </text:list>
      <text:p text:style-name="P235">11–20</text:p>
      <text:list text:style-name="L3">
        <text:list-item>
          <text:p text:style-name="P266"><text:span text:style-name="T120">RMx011_knight_school001</text:span> - “Knight School” (first). </text:p>
        </text:list-item>
        <text:list-item>
          <text:p text:style-name="P266"><text:span text:style-name="T120">RMx012_dwarf_mines</text:span> - “dwarf mines” (unique). </text:p>
        </text:list-item>
        <text:list-item>
          <text:p text:style-name="P266"><text:span text:style-name="T120">RMx013_knight_school002</text:span> - “Knight School entrance” (repeat). </text:p>
        </text:list-item>
        <text:list-item>
          <text:p text:style-name="P266"><text:span text:style-name="T120">RMx014_princess_prep</text:span> - “Princess Prep” (unique). </text:p>
        </text:list-item>
        <text:list-item>
          <text:p text:style-name="P266"><text:span text:style-name="T120">RMx015_knight_school003</text:span> - “in front of what looks to be his statue” (repeat). </text:p>
        </text:list-item>
        <text:list-item>
          <text:p text:style-name="P266"><text:span text:style-name="T120">RMx016_wizard_u001</text:span> - “Wizard U” (first). </text:p>
        </text:list-item>
        <text:list-item>
          <text:p text:style-name="P266"><text:span text:style-name="T120">RMx017_zanzibars_stage003</text:span> - “Zanzibar does some more shows” (repeat). </text:p>
        </text:list-item>
        <text:list-item>
          <text:p text:style-name="P266"><text:span text:style-name="T120">RMx018_zanzibars_stage004</text:span> - “Max later finds his money is gone” (repeat). </text:p>
        </text:list-item>
        <text:list-item>
          <text:p text:style-name="P266"><text:span text:style-name="T120">RMx019_dragonmount_caves004</text:span> - “Nestor’s cave” (repeat). </text:p>
        </text:list-item>
        <text:list-item>
          <text:p text:style-name="P266"><text:span text:style-name="T120">RMx020_scarborough_faire001</text:span> - “Scarborough Faire Chicken” (first).</text:p>
        </text:list-item>
      </text:list>
      <text:p text:style-name="P235">21–30</text:p>
      <text:list text:style-name="L4">
        <text:list-item>
          <text:p text:style-name="P267"><text:span text:style-name="T120">RMx021_wizard_u002</text:span> - “Wizard U” (repeat). </text:p>
        </text:list-item>
        <text:list-item>
          <text:p text:style-name="P267"><text:span text:style-name="T120">RMx022_wizard_u003</text:span> - “Wizard U” (repeat). </text:p>
        </text:list-item>
        <text:list-item>
          <text:p text:style-name="P267"><text:span text:style-name="T120">RMx023_wizard_u004</text:span> - “Wizard U’s hall of fame” (repeat). </text:p>
        </text:list-item>
        <text:list-item>
          <text:p text:style-name="P267"><text:span text:style-name="T120">RMx024_maxs_castle001</text:span> - “Max’s castle” (first). </text:p>
        </text:list-item>
        <text:list-item>
          <text:p text:style-name="P267"><text:span text:style-name="T120">RMx025_fairy_godcollege001</text:span> - “Fairy Godcollege” (first). </text:p>
        </text:list-item>
        <text:list-item>
          <text:p text:style-name="P267"><text:span text:style-name="T120">RMx026_gnome_kingdom001</text:span> - “Gnome Kingdom” (first). </text:p>
        </text:list-item>
        <text:list-item>
          <text:p text:style-name="P267"><text:span text:style-name="T120">RMx027_wizard_u005</text:span> - “Wizard U’s library” (repeat). </text:p>
        </text:list-item>
        <text:list-item>
          <text:p text:style-name="P267"><text:span text:style-name="T120">RMx028_lapsewood002</text:span> - “Lapsewood” (repeat). </text:p>
        </text:list-item>
        <text:list-item>
          <text:p text:style-name="P267"><text:span text:style-name="T120">RMx029_hotel_cellar001</text:span> - “cellar” → hotel cellar (first). </text:p>
        </text:list-item>
        <text:list-item>
          <text:p text:style-name="P267"><text:span text:style-name="T120">RMx030_hotel_room</text:span> - “upstairs in the hotel” (unique).</text:p>
        </text:list-item>
      </text:list>
      <text:p text:style-name="P235">31–40</text:p>
      <text:list text:style-name="L5">
        <text:list-item>
          <text:p text:style-name="P268"><text:span text:style-name="T120">RMx031_scarborough_faire002</text:span> - “Scarborough Faire Chicken” (repeat). </text:p>
        </text:list-item>
        <text:list-item>
          <text:p text:style-name="P268"><text:span text:style-name="T120">RMx032_maxs_castle002</text:span> - “Max’s castle” (repeat). </text:p>
        </text:list-item>
        <text:list-item>
          <text:p text:style-name="P268"><text:span text:style-name="T120">RMx033_werewolf_village001</text:span> - “werewolf village” (first). </text:p>
        </text:list-item>
        <text:list-item>
          <text:p text:style-name="P268"><text:span text:style-name="T120">RMx034_werewolf_village002</text:span> - “werewolf village” (repeat). </text:p>
        </text:list-item>
        <text:list-item>
          <text:p text:style-name="P268"><text:soft-page-break/><text:span text:style-name="T120">RMx035_zanzibars_stage005</text:span> - “Zanzibar puts some of the tax money” (repeat). </text:p>
        </text:list-item>
        <text:list-item>
          <text:p text:style-name="P268"><text:span text:style-name="T120">RMx036_hotel_side</text:span> - “side door” → hotel side (unique). </text:p>
        </text:list-item>
        <text:list-item>
          <text:p text:style-name="P268"><text:span text:style-name="T120">RMx037_hotel_kitchen001</text:span> - “kitchen” → hotel kitchen (first). </text:p>
        </text:list-item>
        <text:list-item>
          <text:p text:style-name="P268"><text:span text:style-name="T120">RMx038_hotel_cellar002</text:span> - “wine cellar” (repeat). </text:p>
        </text:list-item>
        <text:list-item>
          <text:p text:style-name="P268"><text:span text:style-name="T120">RMx039_hotel_kitchen002</text:span> - “kitchen” (repeat). </text:p>
        </text:list-item>
        <text:list-item>
          <text:p text:style-name="P268"><text:span text:style-name="T120">RMx040_zanzibars_stage006</text:span> - “Max uses Zanzibar’s shows” (repeat).</text:p>
        </text:list-item>
      </text:list>
      <text:p text:style-name="P235">41–50</text:p>
      <text:list text:style-name="L6">
        <text:list-item>
          <text:p text:style-name="P269"><text:span text:style-name="T120">RMx041_hotel_exit</text:span> - “kitchen doors” → hotel exit (unique). </text:p>
        </text:list-item>
        <text:list-item>
          <text:p text:style-name="P269"><text:span text:style-name="T120">RMx042_lapsewood003</text:span> - “Lapsewood” (repeat). </text:p>
        </text:list-item>
        <text:list-item>
          <text:p text:style-name="P269"><text:span text:style-name="T120">RMx043_lapsewood004</text:span> - “Lapsewood” (repeat). </text:p>
        </text:list-item>
        <text:list-item>
          <text:p text:style-name="P269"><text:span text:style-name="T120">RMx044_lapsewood005</text:span> - “Lapsewood” (repeat). </text:p>
        </text:list-item>
        <text:list-item>
          <text:p text:style-name="P269"><text:span text:style-name="T120">RMx045_scarborough_faire003</text:span> - “Scarborough Faire Chicken” (repeat). </text:p>
        </text:list-item>
        <text:list-item>
          <text:p text:style-name="P269"><text:span text:style-name="T120">RMx046_werewolf_village003</text:span> - “werewolf village” (repeat). </text:p>
        </text:list-item>
        <text:list-item>
          <text:p text:style-name="P269"><text:span text:style-name="T120">RMx047_werewolf_village004</text:span> - “werewolf village” (repeat). </text:p>
        </text:list-item>
        <text:list-item>
          <text:p text:style-name="P269"><text:span text:style-name="T120">RMx048_open_road</text:span> - “on the road” (unique). </text:p>
        </text:list-item>
        <text:list-item>
          <text:p text:style-name="P269"><text:span text:style-name="T120">RMx049_bats_belfry001</text:span> - “Bats in the Belfry Hotel” (first). </text:p>
        </text:list-item>
        <text:list-item>
          <text:p text:style-name="P269"><text:span text:style-name="T120">RMx050_bats_belfry002</text:span> - “Bats in the Belfry Hotel” (repeat).</text:p>
        </text:list-item>
      </text:list>
      <text:p text:style-name="P235">51–60</text:p>
      <text:list text:style-name="L7">
        <text:list-item>
          <text:p text:style-name="P270"><text:span text:style-name="T120">RMx051_zanzibars_stage007</text:span> - “Zanzibar’s stage” (repeat). </text:p>
        </text:list-item>
        <text:list-item>
          <text:p text:style-name="P270"><text:span text:style-name="T120">RMx052_gnome_kingdom002</text:span> - “Gnome Kingdom” (repeat). </text:p>
        </text:list-item>
        <text:list-item>
          <text:p text:style-name="P270"><text:span text:style-name="T120">RMx053_maxs_castle003</text:span> - “Castle” (repeat). </text:p>
        </text:list-item>
        <text:list-item>
          <text:p text:style-name="P270"><text:span text:style-name="T120">RMx054_castle_dungeons</text:span> - “Castle dungeons” (unique). </text:p>
        </text:list-item>
        <text:list-item>
          <text:p text:style-name="P270"><text:span text:style-name="T120">RMx055_fairy_godcollege002</text:span> - “Fairy Godcollege” (repeat). </text:p>
        </text:list-item>
        <text:list-item>
          <text:p text:style-name="P270"><text:span text:style-name="T120">RMx056_gnome_kingdom003</text:span> - “office in the mines” (repeat). </text:p>
        </text:list-item>
        <text:list-item>
          <text:p text:style-name="P270"><text:span text:style-name="T120">RMx057_train_station001</text:span> - “train station” (first). </text:p>
        </text:list-item>
        <text:list-item>
          <text:p text:style-name="P270"><text:span text:style-name="T120">RMx058_open_sky001</text:span> - “While Sir William is flying” (first). </text:p>
        </text:list-item>
        <text:list-item>
          <text:p text:style-name="P270"><text:span text:style-name="T120">RMx059_open_sky002</text:span> - “Sir William… flying towards Crooktooth” (repeat). </text:p>
        </text:list-item>
        <text:list-item>
          <text:p text:style-name="P270"><text:span text:style-name="T120">RMx060_gnome_kingdom004</text:span> - “in the mines” (repeat).</text:p>
        </text:list-item>
      </text:list>
      <text:p text:style-name="P235">61–70</text:p>
      <text:list text:style-name="L8">
        <text:list-item>
          <text:p text:style-name="P271"><text:span text:style-name="T120">RMx061_gnome_kingdom005</text:span> - “in the mines” (repeat). </text:p>
        </text:list-item>
        <text:list-item>
          <text:p text:style-name="P271"><text:span text:style-name="T120">RMx062_train_station002</text:span> - “train” → train station (repeat). </text:p>
        </text:list-item>
        <text:list-item>
          <text:p text:style-name="P271"><text:span text:style-name="T120">RMx063_bats_belfry003</text:span> - “Bats in the Belfry Hotel” (repeat). </text:p>
        </text:list-item>
        <text:list-item>
          <text:p text:style-name="P271"><text:soft-page-break/><text:span text:style-name="T120">RMx064_knight_school004</text:span> - “Knight School” (repeat). </text:p>
        </text:list-item>
        <text:list-item>
          <text:p text:style-name="P271"><text:span text:style-name="T120">RMx065_werewolf_village005</text:span> - “Werewolf village” (repeat). </text:p>
        </text:list-item>
        <text:list-item>
          <text:p text:style-name="P271"><text:span text:style-name="T120">RMx066_werewolf_village006</text:span> - “Werewolf village” (repeat). </text:p>
        </text:list-item>
        <text:list-item>
          <text:p text:style-name="P271"><text:span text:style-name="T120">RMx067_fairy_godcollege003</text:span> - “Fairy Godcollege” (repeat). </text:p>
        </text:list-item>
        <text:list-item>
          <text:p text:style-name="P271"><text:span text:style-name="T120">RMx068_fairy_godcollege004</text:span> - “Fairy Godcollege library” (repeat). </text:p>
        </text:list-item>
        <text:list-item>
          <text:p text:style-name="P271"><text:span text:style-name="T120">RMx069_fairy_godcollege005</text:span> - “Fairy Godcollege” (repeat). </text:p>
        </text:list-item>
        <text:list-item>
          <text:p text:style-name="P271"><text:span text:style-name="T120">RMx070_bats_belfry004</text:span> - “Bats in the Belfry” (repeat).</text:p>
        </text:list-item>
      </text:list>
      <text:p text:style-name="P235">71–80</text:p>
      <text:list text:style-name="L9">
        <text:list-item>
          <text:p text:style-name="P272"><text:span text:style-name="T120">RMx071_maxs_castle004</text:span> - “Max finds out” → Castle (repeat). </text:p>
        </text:list-item>
        <text:list-item>
          <text:p text:style-name="P272"><text:span text:style-name="T120">RMx072_werewolf_village007</text:span> - “werewolf village” (repeat). </text:p>
        </text:list-item>
        <text:list-item>
          <text:p text:style-name="P272"><text:span text:style-name="T120">RMx073_werewolf_village008</text:span> - “werewolf village” (repeat). </text:p>
        </text:list-item>
        <text:list-item>
          <text:p text:style-name="P272"><text:span text:style-name="T120">RMx074_bats_belfry005</text:span> - “Bats in the Belfry Hotel” (repeat). </text:p>
        </text:list-item>
        <text:list-item>
          <text:p text:style-name="P272"><text:span text:style-name="T120">RMx075_bats_belfry006</text:span> - “Bats in the Belfry” (repeat). </text:p>
        </text:list-item>
        <text:list-item>
          <text:p text:style-name="P272"><text:span text:style-name="T120">RMx076_maxs_castle005</text:span> - “Castle” (repeat). </text:p>
        </text:list-item>
        <text:list-item>
          <text:p text:style-name="P272"><text:span text:style-name="T120">RMx077_maxs_castle006</text:span> - “Castle” (repeat). </text:p>
        </text:list-item>
        <text:list-item>
          <text:p text:style-name="P272"><text:span text:style-name="T120">RMx078_portal_zone</text:span> - “portals” (unique). </text:p>
        </text:list-item>
        <text:list-item>
          <text:p text:style-name="P272"><text:span text:style-name="T120">RMx079_catwalk001</text:span> - “catwalk” (first). </text:p>
        </text:list-item>
        <text:list-item>
          <text:p text:style-name="P272"><text:span text:style-name="T120">RMx080_throne_room001</text:span> - “throne room” (first).</text:p>
        </text:list-item>
      </text:list>
      <text:p text:style-name="P235">81–96</text:p>
      <text:list text:style-name="L10">
        <text:list-item>
          <text:p text:style-name="P273"><text:span text:style-name="T120">RMx081_battleground001</text:span> - “battle” (first). </text:p>
        </text:list-item>
        <text:list-item>
          <text:p text:style-name="P273"><text:span text:style-name="T120">RMx082_battleground002</text:span> - “battle” (repeat). </text:p>
        </text:list-item>
        <text:list-item>
          <text:p text:style-name="P273"><text:span text:style-name="T120">RMx083_battleground003</text:span> - “battle” (repeat). </text:p>
        </text:list-item>
        <text:list-item>
          <text:p text:style-name="P273"><text:span text:style-name="T120">RMx084_battleground004</text:span> - “battle” (repeat). </text:p>
        </text:list-item>
        <text:list-item>
          <text:p text:style-name="P273"><text:span text:style-name="T120">RMx085_battleground005</text:span> - “battle” (repeat). </text:p>
        </text:list-item>
        <text:list-item>
          <text:p text:style-name="P273"><text:span text:style-name="T120">RMx086_battleground006</text:span> - “battle” (repeat). </text:p>
        </text:list-item>
        <text:list-item>
          <text:p text:style-name="P273"><text:span text:style-name="T120">RMx087_battleground007</text:span> - “battle” (repeat). </text:p>
        </text:list-item>
        <text:list-item>
          <text:p text:style-name="P273"><text:span text:style-name="T120">RMx088_battleground008</text:span> - “battle” (repeat). </text:p>
        </text:list-item>
        <text:list-item>
          <text:p text:style-name="P273"><text:span text:style-name="T120">RMx089_battleground009</text:span> - “battle” (repeat). </text:p>
        </text:list-item>
        <text:list-item>
          <text:p text:style-name="P273"><text:span text:style-name="T120">RMx090_battleground010</text:span> - “battle” (repeat). </text:p>
        </text:list-item>
        <text:list-item>
          <text:p text:style-name="P273"><text:span text:style-name="T120">RMx091_battleground011</text:span> - “battle” (repeat). </text:p>
        </text:list-item>
        <text:list-item>
          <text:p text:style-name="P273"><text:span text:style-name="T120">RMx092_catwalk002</text:span> - “catwalk” (repeat). </text:p>
        </text:list-item>
        <text:list-item>
          <text:p text:style-name="P273"><text:span text:style-name="T120">RMx093_battleground012</text:span> - “battle” (repeat). </text:p>
        </text:list-item>
        <text:list-item>
          <text:p text:style-name="P273"><text:soft-page-break/><text:span text:style-name="T120">RMx094_battleground013</text:span> - “battle” (repeat). </text:p>
        </text:list-item>
        <text:list-item>
          <text:p text:style-name="P273"><text:span text:style-name="T120">RMx095_battleground014</text:span> - “battle” (repeat). </text:p>
        </text:list-item>
        <text:list-item>
          <text:p text:style-name="P273"><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8"/>
      <text:p text:style-name="P236">---</text:p>
      <text:p text:style-name="P247"><text:soft-page-break/><text:span text:style-name="T121">Revised list with room numbers:</text:span></text:p>
      <text:p text:style-name="P247"/>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7"/>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7"/>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7"/>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7"><text:soft-page-break/><text:span text:style-name="T121">Chester then leaves, and flies around while looking some more. <text:s text:c="3"/></text:span></text:p>
      <text:p text:style-name="P247"/>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7"/>
      <text:p text:style-name="P238">rm006_</text:p>
      <text:p text:style-name="P238">Chester picks up a few shiny objects from his cave, and then leaves again to search for more of his friends. <text:s/></text:p>
      <text:p text:style-name="P247"/>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7"/>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7"/>
      <text:p text:style-name="P238">rm009_</text:p>
      <text:p text:style-name="P238">In our realm (Cerulea), Zanzibar the great, magician, con artist, and thief, manages to escape the police into the Lands. <text:s text:c="3"/></text:p>
      <text:p text:style-name="P247"/>
      <text:p text:style-name="P238">rm010_</text:p>
      <text:p text:style-name="P238">Zanzibar then does a few tricks for the first locals he sees, in some random village. <text:s/></text:p>
      <text:p text:style-name="P238">Zanzibar gets his crow, Corvus, to steal from the locals. <text:s/></text:p>
      <text:p text:style-name="P247"/>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7"/>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7"/>
      <text:p text:style-name="P238">rm013_</text:p>
      <text:p text:style-name="P238">At the Knight School entrance, John talks to the guards, and then gains entrance to the school. <text:s text:c="3"/></text:p>
      <text:p text:style-name="P247"/>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7"/>
      <text:p text:style-name="P238">rm015_</text:p>
      <text:p text:style-name="P238">Hubert sneaks into Wizard U and examines the "hall of fame" paintings and notices one is missing. <text:s/></text:p>
      <text:p text:style-name="P238">After realizing what's missing, he leaves the school. <text:s/></text:p>
      <text:p text:style-name="P247"/>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7"/>
      <text:p text:style-name="P238">rm017_</text:p>
      <text:p text:style-name="P238">When John sneaks into Princess Prep he learns her first stop was supposed to be the Grand Enchanted Landian Hotel. <text:s text:c="3"/></text:p>
      <text:p text:style-name="P247"/>
      <text:p text:style-name="P238">rm018_</text:p>
      <text:p text:style-name="P238">Zanzibar does some more shows in some other villages. <text:s/></text:p>
      <text:p text:style-name="P238">Max attends one of his shows, but Corvus manages to steal from Max without his notice. <text:s text:c="3"/></text:p>
      <text:p text:style-name="P247"/>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7"/>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7"/>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7"/>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7"><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7"/>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7"/>
      <text:p text:style-name="P238">rm025_</text:p>
      <text:p text:style-name="P238">Roland goes into the dwarf mines and then from there finds a secret entrance into the Gnome Kingdom. <text:s text:c="3"/></text:p>
      <text:p text:style-name="P247"/>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7"/>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7"/>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7"/>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7"/>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7"/>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7"/>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7"/>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7"/>
      <text:p text:style-name="P238">rm034_</text:p>
      <text:p text:style-name="P238">Red goes to the werewolf village. <text:s/></text:p>
      <text:p text:style-name="P238">Red tells the werewolves led by Rottweiler that they might be rid of their curse if they join Max's army. <text:s text:c="3"/></text:p>
      <text:p text:style-name="P247"/>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7"/>
      <text:p text:style-name="P238">rm036_</text:p>
      <text:p text:style-name="P238">Zanzibar travels to a few villages and collects some tax money. <text:s/></text:p>
      <text:p text:style-name="P238">Then he puts some of the money he's collected into his own pocket. <text:s text:c="3"/></text:p>
      <text:p text:style-name="P247"/>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7"/>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7"/>
      <text:p text:style-name="P238">rm039_</text:p>
      <text:p text:style-name="P238">As they go into the kitchen of the Grand Enchanted Landian, they find a secret passage into the wine cellar. <text:s text:c="3"/></text:p>
      <text:p text:style-name="P247"/>
      <text:p text:style-name="P238">rm040_</text:p>
      <text:p text:style-name="P238">Inside the wine cellar, John hits the guard who's watching the Princess with a heavy wine bottle. <text:s/></text:p>
      <text:p text:style-name="P238">They go back upstairs to the kitchen. <text:s text:c="3"/></text:p>
      <text:p text:style-name="P247"/>
      <text:p text:style-name="P238">rm041_</text:p>
      <text:p text:style-name="P238">They try to walk out of the side doors of the kitchen, calmly and slowly. <text:s text:c="3"/></text:p>
      <text:p text:style-name="P247"/>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7"/>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7"/>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7"/>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6">sample raw gist</text:p>
      <text:p text:style-name="P246">-----------------------------------</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6">Grok 3 version of list:</text:p>
      <text:p text:style-name="P246"/>
      <text:p text:style-name="P245"><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4"><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5"><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4">✅ It handles <text:span text:style-name="Strong_20_Emphasis">tourist ticket delivery</text:span> in Enchanted Lands (canonically).<text:span text:style-name="T122"/></text:p>
        </text:list-item>
        <text:list-item>
          <text:p text:style-name="P274">✅ It gives <text:span text:style-name="Strong_20_Emphasis">Hubert a workaround</text:span> for his unreliable half-magic.<text:span text:style-name="T122"/></text:p>
        </text:list-item>
        <text:list-item>
          <text:p text:style-name="P274">✅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5">✅ It’s structured like a CYOA (pages, branching paths, player choice).<text:span text:style-name="T122"/></text:p>
        </text:list-item>
        <text:list-item>
          <text:p text:style-name="P275">❌ But it <text:span text:style-name="Strong_20_Emphasis">doesn’t have multiple endings</text:span>, dead-ends, or big failure loops.<text:span text:style-name="T122"/></text:p>
        </text:list-item>
        <text:list-item>
          <text:p text:style-name="P275">✅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5">🧠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6">Hubert panics and thinks <text:span text:style-name="Strong_20_Emphasis">time is of the essence</text:span>—maybe due to a misreading of a prophecy, or he thinks John is in immediate danger.<text:span text:style-name="T122"/></text:p>
        </text:list-item>
        <text:list-item>
          <text:p text:style-name="P276">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7">Hubert’s <text:span text:style-name="Strong_20_Emphasis">ego gets in the way</text:span>. He wants to prove he <text:span text:style-name="Emphasis">can</text:span> still do magic on his own.<text:span text:style-name="T122"/></text:p>
        </text:list-item>
        <text:list-item>
          <text:p text:style-name="P277">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78">Maybe the enchanted mailbox <text:span text:style-name="Strong_20_Emphasis">temporarily fails</text:span> (clogged with vacation brochures? eaten the Benny Wonky wrapper?).<text:span text:style-name="T122"/></text:p>
        </text:list-item>
        <text:list-item>
          <text:p text:style-name="P278">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79">Hubert is secretly using this opportunity to <text:span text:style-name="Strong_20_Emphasis">test a new theory</text:span> about his condition or the laws of magic.<text:span text:style-name="T122"/></text:p>
        </text:list-item>
        <text:list-item>
          <text:p text:style-name="P279">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80">It’s just <text:span text:style-name="Strong_20_Emphasis">funny.</text:span><text:span text:style-name="T122"/></text:p>
        </text:list-item>
        <text:list-item>
          <text:p text:style-name="P280">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81">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81">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82">Maybe someone like Max (a villain, antagonist, or just a suspicious bureaucrat) is watching.<text:span text:style-name="T122"/></text:p>
        </text:list-item>
        <text:list-item>
          <text:p text:style-name="P282">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83"><text:span text:style-name="Strong_20_Emphasis">Spell Route</text:span>: The portal opens instantly. John is caught off-guard, adventure begins immediately.<text:span text:style-name="T122"/></text:p>
        </text:list-item>
        <text:list-item>
          <text:p text:style-name="P283"><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4">Emotional tension<text:span text:style-name="T122"/></text:p>
        </text:list-item>
        <text:list-item>
          <text:p text:style-name="P284">NPC reactions<text:span text:style-name="T122"/></text:p>
        </text:list-item>
        <text:list-item>
          <text:p text:style-name="P284">Tone contrast<text:span text:style-name="T122"/></text:p>
        </text:list-item>
        <text:list-item>
          <text:p text:style-name="P284">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5"><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5"><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6"><text:span text:style-name="Strong_20_Emphasis">Player draw</text:span>: “I want to be smart and cautious. Let’s go with the safe bet.”<text:span text:style-name="T122"/></text:p>
        </text:list-item>
        <text:list-item>
          <text:p text:style-name="P286"><text:span text:style-name="Strong_20_Emphasis">Implied tone</text:span>: Calm, thoughtful, strategic.<text:span text:style-name="T122"/></text:p>
        </text:list-item>
        <text:list-item>
          <text:p text:style-name="P286"><text:span text:style-name="Strong_20_Emphasis">Subtle appeal</text:span>: For players who enjoy setup, character-building, or narrative world flavor (e.g. John finding a weird book, a growing mystery).<text:span text:style-name="T122"/></text:p>
        </text:list-item>
        <text:list-item>
          <text:p text:style-name="P286"><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7"><text:span text:style-name="Strong_20_Emphasis">Player draw</text:span>: “CHAOS! BRING IT ON!” or “I’m curious what will go wrong.”<text:span text:style-name="T122"/></text:p>
        </text:list-item>
        <text:list-item>
          <text:p text:style-name="P287"><text:span text:style-name="Strong_20_Emphasis">Implied tone</text:span>: Funny, magical, unpredictable.<text:span text:style-name="T122"/></text:p>
        </text:list-item>
        <text:list-item>
          <text:p text:style-name="P287"><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7"><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88">Add a <text:span text:style-name="Strong_20_Emphasis">small teaser line</text:span> before the choice like:<text:span text:style-name="T122"/></text:p>
          <text:p text:style-name="P257">“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89"><text:span text:style-name="Strong_20_Emphasis">Language matters</text:span> – Words like “reliable,” “discreet,” or “trusted” give emotional security.<text:span text:style-name="T122"/></text:p>
        </text:list-item>
        <text:list-item>
          <text:p text:style-name="P289"><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89"><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89"><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90"><text:span text:style-name="Emphasis">“Hubert considers the magic mailbox. It’s the safest way to send a ticket—sealed, sanctioned, and immune to magical interception… or so the old wizard postmasters say.”</text:span><text:span text:style-name="T122"/></text:p>
        </text:list-item>
        <text:list-item>
          <text:p text:style-name="P290"><text:span text:style-name="Emphasis">“Time is short, but sloppy magic could blow everything. Hubert eyes the old enchanted mailbox. It’s not flashy, but it’s never let him down.”</text:span><text:span text:style-name="T122"/></text:p>
        </text:list-item>
        <text:list-item>
          <text:p text:style-name="P290"><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91">Hubert might place the ticket inside <text:span text:style-name="Strong_20_Emphasis">John's favorite candy bar wrapper</text:span>, and we get a whimsical scene showing how the mailbox works:<text:span text:style-name="T122"/></text:p>
          <text:p text:style-name="P258">Hubert mutters an enchantment. The mailbox <text:span text:style-name="Emphasis">shivers</text:span>, burps a puff of glitter, and hums an old postal jingle from 500 years ago...<text:span text:style-name="T122"/></text:p>
        </text:list-item>
        <text:list-item>
          <text:p text:style-name="P291">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92">Choosing the mailbox gives you access to a small scene where Hubert reflects briefly on how things <text:span text:style-name="Emphasis">used</text:span> to be — adding some emotional weight and a clue about the deeper story:<text:span text:style-name="T122"/></text:p>
          <text:p text:style-name="P259">“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93">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4">Mailbox route gets a brief cutaway to the magical postal system:<text:span text:style-name="T122"/></text:p>
          <text:p text:style-name="P260">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5"><text:soft-page-break/><text:span text:style-name="Strong_20_Emphasis">Not obviously “cooler”</text:span> — unless it comes with more risk.<text:span text:style-name="T122"/></text:p>
        </text:list-item>
        <text:list-item>
          <text:p text:style-name="P295">You could add minor tension:<text:span text:style-name="T122"/></text:p>
          <text:p text:style-name="P261">“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6">A hint that <text:span text:style-name="Emphasis">something might go wrong</text:span> if they’re reckless.<text:span text:style-name="T122"/></text:p>
        </text:list-item>
        <text:list-item>
          <text:p text:style-name="P296">A feeling they’re <text:span text:style-name="Emphasis">discovering something cool</text:span> when they pick the "boring" route.<text:span text:style-name="T122"/></text:p>
        </text:list-item>
        <text:list-item>
          <text:p text:style-name="P296">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7">Urgency due to turmoil in Enchanted Lands (possibly involving Max, the banished figure).<text:span text:style-name="T122"/></text:p>
        </text:list-item>
        <text:list-item>
          <text:p text:style-name="P297">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98">They're told up front:<text:span text:style-name="T122"/></text:p>
          <text:list>
            <text:list-item>
              <text:p text:style-name="P298"><text:span text:style-name="Emphasis">Mailbox</text:span>: “Reliable but slow”<text:span text:style-name="T122"/></text:p>
            </text:list-item>
            <text:list-item>
              <text:p text:style-name="P298"><text:span text:style-name="Emphasis">Magic</text:span>: “Quick but unpredictable”<text:span text:style-name="T122"/></text:p>
            </text:list-item>
          </text:list>
        </text:list-item>
        <text:list-item>
          <text:p text:style-name="P298">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99">The “slowness” is felt in pacing — we cut between Hubert and John a few times, showing events play out more gradually.<text:span text:style-name="T122"/></text:p>
        </text:list-item>
        <text:list-item>
          <text:p text:style-name="P299">Narratively, we imply time has passed.<text:span text:style-name="T122"/></text:p>
        </text:list-item>
        <text:list-item>
          <text:p text:style-name="P299">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300">No save system = you <text:span text:style-name="Emphasis">can’t enforce</text:span> remembering or using it later unless you branch the story completely.<text:span text:style-name="T122"/></text:p>
        </text:list-item>
        <text:list-item>
          <text:p text:style-name="P300">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301">Are these all the core issues you wanted solved?<text:span text:style-name="T122"/></text:p>
        </text:list-item>
        <text:list-item>
          <text:p text:style-name="P301">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302">Hubert tries a simple spell (e.g. to grab a book or summon something), and a magical glitch happens.<text:span text:style-name="T122"/></text:p>
        </text:list-item>
        <text:list-item>
          <text:p text:style-name="P302">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302">This accomplishes:<text:span text:style-name="T122"/></text:p>
          <text:list>
            <text:list-item>
              <text:p text:style-name="P302">💡 Introducing Hubert’s faulty magic <text:span text:style-name="Strong_20_Emphasis">before the decision point</text:span>.<text:span text:style-name="T122"/></text:p>
            </text:list-item>
            <text:list-item>
              <text:p text:style-name="P302">📘 Foreshadowing the USL book, which will be relevant later.<text:span text:style-name="T122"/></text:p>
            </text:list-item>
            <text:list-item>
              <text:p text:style-name="P302"><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303">Hubert, now cautious due to his glitchy magic, uses the enchanted mailbox.<text:span text:style-name="T122"/></text:p>
        </text:list-item>
        <text:list-item>
          <text:p text:style-name="P303">Meanwhile:<text:span text:style-name="T122"/></text:p>
          <text:list>
            <text:list-item>
              <text:p text:style-name="P303">John sees the strange USL book at the library, doesn’t know where it belongs, and <text:span text:style-name="Strong_20_Emphasis">takes it home</text:span>.<text:span text:style-name="T122"/></text:p>
            </text:list-item>
            <text:list-item>
              <text:p text:style-name="P303">He finishes a mundane workday, chats with a familiar shop clerk on the way home (optional dialog about the weird book).<text:span text:style-name="T122"/></text:p>
            </text:list-item>
            <text:list-item>
              <text:p text:style-name="P303">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4">Hubert, driven by urgency or paranoia, <text:span text:style-name="Strong_20_Emphasis">risks using his magic</text:span> despite the earlier glitch.<text:span text:style-name="T122"/></text:p>
        </text:list-item>
        <text:list-item>
          <text:p text:style-name="P304">He tries teleportation or clone conjuring; each attempt gets weirder:<text:span text:style-name="T122"/></text:p>
          <text:list>
            <text:list-item>
              <text:p text:style-name="P304">Half a ticket.<text:span text:style-name="T122"/></text:p>
            </text:list-item>
            <text:list-item>
              <text:p text:style-name="P304">A full ticket that says "Admit One" but opens a portal to someone's root cellar.<text:span text:style-name="T122"/></text:p>
            </text:list-item>
          </text:list>
        </text:list-item>
        <text:list-item>
          <text:p text:style-name="P304">Eventually a working ticket arrives (in a candy wrapper, to match the other route).<text:span text:style-name="T122"/></text:p>
        </text:list-item>
        <text:list-item>
          <text:p text:style-name="P304">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5"><text:span text:style-name="Strong_20_Emphasis">Hubert's problem is established before the fork</text:span> — no path misses out.<text:span text:style-name="T122"/></text:p>
        </text:list-item>
        <text:list-item>
          <text:p text:style-name="P305"><text:span text:style-name="Strong_20_Emphasis">USL book is introduced in both paths</text:span>, just through different means.<text:span text:style-name="T122"/></text:p>
        </text:list-item>
        <text:list-item>
          <text:p text:style-name="P305">Player choice remains about <text:span text:style-name="Strong_20_Emphasis">tone and pacing</text:span>, not about “right/wrong.”<text:span text:style-name="T122"/></text:p>
        </text:list-item>
        <text:list-item>
          <text:p text:style-name="P305">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6">Hubert tries to pull a book from his shelf.<text:span text:style-name="T122"/></text:p>
        </text:list-item>
        <text:list-item>
          <text:p text:style-name="P306">Mid-glitch, books flicker in and out — <text:span text:style-name="Emphasis">Beauty and the Beast</text:span> → <text:span text:style-name="Emphasis">Unicorn Sign Language</text:span> → <text:span text:style-name="Emphasis">poof!</text:span><text:span text:style-name="T122"/></text:p>
        </text:list-item>
        <text:list-item>
          <text:p text:style-name="P306">Player has no idea what it means yet. Just a “wait, what was that?” moment.<text:span text:style-name="T122"/></text:p>
        </text:list-item>
        <text:list-item>
          <text:p text:style-name="P306">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7">Player chooses the safe, slow route.<text:span text:style-name="T122"/></text:p>
        </text:list-item>
        <text:list-item>
          <text:p text:style-name="P307">Meanwhile, we cut to:<text:span text:style-name="T122"/></text:p>
          <text:list>
            <text:list-item>
              <text:p text:style-name="P307">John working at the library.<text:span text:style-name="T122"/></text:p>
            </text:list-item>
            <text:list-item>
              <text:p text:style-name="P307">He finds <text:span text:style-name="Strong_20_Emphasis">USL in the fairy tale section</text:span>, confused but intrigued.<text:span text:style-name="T122"/></text:p>
            </text:list-item>
            <text:list-item>
              <text:p text:style-name="P307">Takes it home, flips through it.<text:span text:style-name="T122"/></text:p>
            </text:list-item>
          </text:list>
        </text:list-item>
        <text:list-item>
          <text:p text:style-name="P307">Later: candy bar → ticket → portal.<text:span text:style-name="T122"/></text:p>
        </text:list-item>
        <text:list-item>
          <text:p text:style-name="P307">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08">Player chooses chaos and speed.<text:span text:style-name="T122"/></text:p>
        </text:list-item>
        <text:list-item>
          <text:p text:style-name="P308">Hubert struggles, ticket eventually makes it.<text:span text:style-name="T122"/></text:p>
        </text:list-item>
        <text:list-item>
          <text:p text:style-name="P308">We still visit John:<text:span text:style-name="T122"/></text:p>
          <text:list>
            <text:list-item>
              <text:p text:style-name="P308">He chats with cashier.<text:span text:style-name="T122"/></text:p>
            </text:list-item>
            <text:list-item>
              <text:p text:style-name="P308">Says something like: “I saw the weirdest book the other day — <text:span text:style-name="Emphasis">Unicorn Sign Language</text:span>. Pretty sure it had diagrams. Who comes up with this stuff?”<text:span text:style-name="T122"/></text:p>
            </text:list-item>
          </text:list>
        </text:list-item>
        <text:list-item>
          <text:p text:style-name="P308">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09"><text:span text:style-name="Strong_20_Emphasis">Mailbox Route</text:span>: John says “Wait — I think I saw that book!”<text:span text:style-name="T122"/></text:p>
        </text:list-item>
        <text:list-item>
          <text:p text:style-name="P309"><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10">Serve the plot<text:span text:style-name="T122"/></text:p>
        </text:list-item>
        <text:list-item>
          <text:p text:style-name="P310">Reveal a different facet<text:span text:style-name="T122"/></text:p>
        </text:list-item>
        <text:list-item>
          <text:p text:style-name="P310">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11">Choose the next page from your list of existing linear story pages.</text:p>
        </text:list-item>
        <text:list-item>
          <text:p text:style-name="P311">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12">“What <text:span text:style-name="Emphasis">just happened</text:span> or is <text:span text:style-name="Emphasis">currently happening</text:span> on this page?”</text:p>
        </text:list-item>
        <text:list-item>
          <text:p text:style-name="P312">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13">❓“Does this page describe more than one event or location shift?”</text:p>
          <text:list>
            <text:list-item>
              <text:p text:style-name="P313">Yes → <text:span text:style-name="Strong_20_Emphasis">Split it</text:span> into multiple smaller, single-event pages.</text:p>
              <text:list>
                <text:list-item>
                  <text:p text:style-name="P313">Use one idea per page: 1 action, 1 discovery, 1 interaction.</text:p>
                </text:list-item>
              </text:list>
            </text:list-item>
            <text:list-item>
              <text:p text:style-name="P313">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4">⚔️ What can the player <text:span text:style-name="Emphasis">do</text:span> here?</text:p>
        </text:list-item>
        <text:list-item>
          <text:p text:style-name="P314">🧍 Who or what can the player <text:span text:style-name="Emphasis">interact</text:span> with?</text:p>
        </text:list-item>
        <text:list-item>
          <text:p text:style-name="P314"><text:soft-page-break/>🧭 What could the player <text:span text:style-name="Emphasis">explore</text:span> or investigate?</text:p>
        </text:list-item>
        <text:list-item>
          <text:p text:style-name="P314">⌛ What might the player <text:span text:style-name="Emphasis">wait</text:span> or observe for?</text:p>
        </text:list-item>
        <text:list-item>
          <text:p text:style-name="P314">💭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5"><text:span text:style-name="Strong_20_Emphasis">Act</text:span> – take a direct action (“grab the lever,” “use the key”)</text:p>
        </text:list-item>
        <text:list-item>
          <text:p text:style-name="P315"><text:span text:style-name="Strong_20_Emphasis">Explore</text:span> – look around or go somewhere nearby</text:p>
        </text:list-item>
        <text:list-item>
          <text:p text:style-name="P315"><text:span text:style-name="Strong_20_Emphasis">Interact</text:span> – talk to, touch, or examine a character or object</text:p>
        </text:list-item>
        <text:list-item>
          <text:p text:style-name="P315"><text:span text:style-name="Strong_20_Emphasis">Wait</text:span> – stay put and let time or someone else act</text:p>
        </text:list-item>
        <text:list-item>
          <text:p text:style-name="P315"><text:span text:style-name="Strong_20_Emphasis">Think/Recall</text:span> – draw on knowledge or memories</text:p>
        </text:list-item>
        <text:list-item>
          <text:p text:style-name="P315"><text:span text:style-name="Strong_20_Emphasis">Avoid</text:span> – retreat, hide, or sneak</text:p>
        </text:list-item>
        <text:list-item>
          <text:p text:style-name="P315"><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6">Keep each choice to a <text:span text:style-name="Strong_20_Emphasis">short action phrase</text:span> (e.g., “talk to the guard,” “open the left door”).</text:p>
        </text:list-item>
        <text:list-item>
          <text:p text:style-name="P316">Avoid story flavor or outcomes—just the literal player input.</text:p>
        </text:list-item>
        <text:list-item>
          <text:p text:style-name="P316">Use the anchors and archetypes above.</text:p>
        </text:list-item>
        <text:list-item>
          <text:p text:style-name="P316">✅ Make sure each one leads to either:</text:p>
          <text:list>
            <text:list-item>
              <text:p text:style-name="P316">an <text:span text:style-name="Emphasis">existing page</text:span>, <text:span text:style-name="Strong_20_Emphasis">or</text:span></text:p>
            </text:list-item>
            <text:list-item>
              <text:p text:style-name="P316">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7">❓Do the choices cover at least <text:span text:style-name="Strong_20_Emphasis">2 different archetypes</text:span>?</text:p>
        </text:list-item>
        <text:list-item>
          <text:p text:style-name="P317">❓Is each choice clearly tied to the page’s <text:span text:style-name="Strong_20_Emphasis">current event</text:span>?</text:p>
        </text:list-item>
        <text:list-item>
          <text:p text:style-name="P317">❓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18">Repeat steps 1–7 for the next story page.</text:p>
        </text:list-item>
        <text:list-item>
          <text:p text:style-name="P318">Spend <text:span text:style-name="Strong_20_Emphasis">10–15 minutes per page</text:span> (allowing 3–5 total in a 2-hour session).</text:p>
        </text:list-item>
        <text:list-item>
          <text:p text:style-name="P318">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19">“If I were standing here, what 3 things could I physically do?”</text:p>
        </text:list-item>
        <text:list-item>
          <text:p text:style-name="P319">“What’s the most dangerous thing the character could touch?”</text:p>
        </text:list-item>
        <text:list-item>
          <text:p text:style-name="P319">“Is there someone/something on this page the player hasn’t interacted with yet?”</text:p>
        </text:list-item>
        <text:list-item>
          <text:p text:style-name="P319">“What happens if the player does <text:span text:style-name="Strong_20_Emphasis">nothing</text:span>?”</text:p>
        </text:list-item>
        <text:list-item>
          <text:p text:style-name="P319">“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49"><text:span text:style-name="Source_20_Text"><text:span text:style-name="T132">jewels/gems</text:span></text:span></text:p>
      <text:p text:style-name="P249"><text:span text:style-name="Source_20_Text"><text:span text:style-name="T132">armour/metal weapons</text:span></text:span></text:p>
      <text:p text:style-name="P249"><text:span text:style-name="Source_20_Text"><text:span text:style-name="T132">metallic objects that are not armor or weapons.</text:span></text:span></text:p>
      <text:p text:style-name="P249"><text:span text:style-name="Source_20_Text"><text:span text:style-name="T132">pearls</text:span></text:span></text:p>
      <text:p text:style-name="P249"><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text:span><text:soft-page-break/><text:span text:style-name="Source_20_Text">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0"><text:span text:style-name="Source_20_Text"><text:span text:style-name="T133">Questions for John to ask Hubert:</text:span></text:span></text:p>
      <text:p text:style-name="P250"><text:span text:style-name="Source_20_Text"/></text:p>
      <text:p text:style-name="P250"><text:span text:style-name="Source_20_Text"><text:span text:style-name="T133">(after Hubert introduces himself)</text:span></text:span></text:p>
      <text:p text:style-name="P250"><text:span text:style-name="Source_20_Text"/></text:p>
      <text:p text:style-name="P250"><text:span text:style-name="Source_20_Text"><text:span text:style-name="T133">Where am I?</text:span></text:span></text:p>
      <text:p text:style-name="P250"><text:span text:style-name="Source_20_Text"><text:span text:style-name="T133">Who are you?</text:span></text:span></text:p>
      <text:p text:style-name="P250"><text:span text:style-name="Source_20_Text"><text:span text:style-name="T133">Why am I here?</text:span></text:span></text:p>
      <text:p text:style-name="P250"><text:span text:style-name="Source_20_Text"/></text:p>
      <text:p text:style-name="P250"><text:span text:style-name="Source_20_Text"><text:span text:style-name="T133">How come that forest looked like winter even though it’s clearly it’s not.</text:span></text:span></text:p>
      <text:p text:style-name="P250"><text:span text:style-name="Source_20_Text"/></text:p>
      <text:p text:style-name="P250"><text:span text:style-name="Source_20_Text">-------------------------------------------</text:span></text:p>
      <text:p text:style-name="P250"><text:span text:style-name="Source_20_Text"/></text:p>
      <text:p text:style-name="P250"><text:span text:style-name="Source_20_Text"><text:span text:style-name="T133">Ideas for Zanzibar’s entry into Enchanted Lands:</text:span></text:span></text:p>
      <text:p text:style-name="P250"><text:span text:style-name="Source_20_Text"/></text:p>
      <text:p text:style-name="P251"><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text:span><text:soft-page-break/><text:span text:style-name="Source_20_Text">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0"><text:span text:style-name="Source_20_Text"><text:span text:style-name="T133">He also has a crow that’s been following him above, as he’s going into the hotels. <text:s/>The crow is actually useful in Zanzibar’s act by being able to steal valuables from people entranced by Zanzibar’s feats of prestidigitation.</text:span></text:span></text:p>
      <text:p text:style-name="P250"><text:span text:style-name="Source_20_Text"/></text:p>
      <text:p text:style-name="P252"><text:span text:style-name="Source_20_Text"><text:span text:style-name="T134">There’s also a possibility that they could have portals in both hotels, and then also the bar would still lead to the back alley, where a few drunk wizards also open a portal to the same location.</text:span></text:span></text:p>
      <text:p text:style-name="P252"><text:span text:style-name="Source_20_Text"/></text:p>
      <text:p text:style-name="P253"><text:span text:style-name="Source_20_Text"><text:span text:style-name="T135">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3"><text:span text:style-name="Source_20_Text"/></text:p>
      <text:p text:style-name="P253"><text:span text:style-name="Source_20_Text"><text:span text:style-name="T135">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3"><text:span text:style-name="Source_20_Text"/></text:p>
      <text:p text:style-name="P253"><text:span text:style-name="Source_20_Text"><text:span text:style-name="T135">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3"><text:span text:style-name="Source_20_Text"/></text:p>
      <text:p text:style-name="P263"><text:span text:style-name="Source_20_Text"><text:span text:style-name="T136">So now that he’s in EL, he starts figuring out a new con. <text:s/>With the help of Corvus he secures a few coins, and then runs a “coin doubling” scam letting a few patrons win, until they start putting in </text:span></text:span><text:soft-page-break/><text:span text:style-name="Source_20_Text"><text:span text:style-name="T136">larger amounts, where sometimes the magic doesn’t work, stating it’s a gamble, until he has enough to expand his operation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7-08T15:44:07.269157757</dc:date>
    <meta:editing-duration>P7DT16H5M33S</meta:editing-duration>
    <meta:editing-cycles>214</meta:editing-cycles>
    <meta:generator>LibreOffice/7.4.7.2$Linux_X86_64 LibreOffice_project/40$Build-2</meta:generator>
    <meta:document-statistic meta:table-count="0" meta:image-count="0" meta:object-count="0" meta:page-count="237" meta:paragraph-count="4912" meta:word-count="85520" meta:character-count="480891" meta:non-whitespace-character-count="396435"/>
  </office:meta>
</office:document-meta>
</file>